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306in" fo:margin-left="-0.0799in" fo:margin-right="-0.0583in" table:align="margins" style:writing-mode="lr-tb"/>
    </style:style>
    <style:style style:name="Table1.A" style:family="table-column">
      <style:table-column-properties style:column-width="0.5757in" style:rel-column-width="829*"/>
    </style:style>
    <style:style style:name="Table1.B" style:family="table-column">
      <style:table-column-properties style:column-width="0.5007in" style:rel-column-width="721*"/>
    </style:style>
    <style:style style:name="Table1.C" style:family="table-column">
      <style:table-column-properties style:column-width="0.025in" style:rel-column-width="36*"/>
    </style:style>
    <style:style style:name="Table1.D" style:family="table-column">
      <style:table-column-properties style:column-width="0.4757in" style:rel-column-width="685*"/>
    </style:style>
    <style:style style:name="Table1.E" style:family="table-column">
      <style:table-column-properties style:column-width="0.7444in" style:rel-column-width="1072*"/>
    </style:style>
    <style:style style:name="Table1.F" style:family="table-column">
      <style:table-column-properties style:column-width="0.6694in" style:rel-column-width="964*"/>
    </style:style>
    <style:style style:name="Table1.G" style:family="table-column">
      <style:table-column-properties style:column-width="0.759in" style:rel-column-width="1093*"/>
    </style:style>
    <style:style style:name="Table1.H" style:family="table-column">
      <style:table-column-properties style:column-width="0.4549in" style:rel-column-width="655*"/>
    </style:style>
    <style:style style:name="Table1.I" style:family="table-column">
      <style:table-column-properties style:column-width="0.9007in" style:rel-column-width="1297*"/>
    </style:style>
    <style:style style:name="Table1.J" style:family="table-column">
      <style:table-column-properties style:column-width="0.6868in" style:rel-column-width="989*"/>
    </style:style>
    <style:style style:name="Table1.K" style:family="table-column">
      <style:table-column-properties style:column-width="0.2569in" style:rel-column-width="370*"/>
    </style:style>
    <style:style style:name="Table1.L" style:family="table-column">
      <style:table-column-properties style:column-width="0.7813in" style:rel-column-width="112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1" style:family="table-cell" style:data-style-name="N0">
      <style:table-cell-properties style:vertical-align="top" fo:padding-left="0.075in" fo:padding-right="0.075in" fo:padding-top="0in" fo:padding-bottom="0in" fo:border="none" style:writing-mode="lr-tb"/>
    </style:style>
    <style:style style:name="Table1.J1" style:family="table-cell" style:data-style-name="N37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5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5" style:family="table-cell" style:data-style-name="N43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E6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7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7" style:family="table-cell" style:data-style-name="N43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E7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G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L7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lt" fo:country="LT" style:language-asian="zxx" style:country-asian="none"/>
    </style:style>
    <style:style style:name="P5" style:family="paragraph" style:parent-style-name="Standard">
      <style:paragraph-properties fo:text-align="start" style:justify-single-word="false" style:snap-to-layout-grid="false"/>
      <style:text-properties fo:language="lt" fo:country="LT" style:language-asian="zxx" style:country-asian="none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lt" fo:country="LT"/>
    </style:style>
    <style:style style:name="P7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zxx" style:country-asian="none"/>
    </style:style>
    <style:style style:name="P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zxx" style:country-asian="none"/>
    </style:style>
    <style:style style:name="P10" style:family="paragraph" style:parent-style-name="Paveikslas">
      <style:paragraph-properties fo:keep-with-next="auto"/>
      <style:text-properties fo:language="zxx" fo:country="none" style:language-asian="zxx" style:country-asian="none" style:font-size-complex="12pt"/>
    </style:style>
    <style:style style:name="P11" style:family="paragraph" style:parent-style-name="Heading_20_7" style:master-page-name="Standard">
      <style:paragraph-properties fo:text-align="center" style:justify-single-word="false" style:page-number="auto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D1" table:number-columns-spanned="5" office:value-type="float" office:value="2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J1" table:number-columns-spanned="3" office:value-type="date" office:date-value="2016-02-10">
            <text:p text:style-name="P2">02/10/16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2">Gytis Vinclov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8">Trukdžiai</text:p>
          </table:table-cell>
          <table:table-cell table:style-name="Table1.A4" office:value-type="string">
            <text:p text:style-name="P8">Laikas</text:p>
          </table:table-cell>
          <table:table-cell table:style-name="Table1.A4" office:value-type="string">
            <text:p text:style-name="P10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9">B.</text:p>
          </table:table-cell>
          <table:table-cell table:style-name="Table1.L4" office:value-type="string">
            <text:p text:style-name="P8">Vnt.</text:p>
          </table:table-cell>
        </table:table-row>
        <table:table-row table:style-name="Table1.1">
          <table:table-cell table:style-name="Table1.A5" office:value-type="date" office:date-value="2016-02-10">
            <text:p text:style-name="P4">02/10/16</text:p>
          </table:table-cell>
          <table:table-cell table:style-name="Table1.B5" office:value-type="time" office:time-value="PT13H00M00S">
            <text:p text:style-name="P2">01:00:00 PM</text:p>
          </table:table-cell>
          <table:table-cell table:style-name="Table1.B5" table:number-columns-spanned="2" office:value-type="time" office:time-value="PT13H30M00S">
            <text:p text:style-name="P2">01:30:00 PM</text:p>
          </table:table-cell>
          <table:covered-table-cell/>
          <table:table-cell table:style-name="Table1.A4" office:value-type="string">
            <text:p text:style-name="P2">5, pokalbis telefonu</text:p>
          </table:table-cell>
          <table:table-cell table:style-name="Table1.A4" office:value-type="string">
            <text:p text:style-name="P2">25 min</text:p>
          </table:table-cell>
          <table:table-cell table:style-name="Table1.A4" office:value-type="string">
            <text:p text:style-name="P2">Planavimas</text:p>
          </table:table-cell>
          <table:table-cell table:style-name="Table1.A4" table:number-columns-spanned="3" office:value-type="string">
            <text:p text:style-name="P6">Programos darymo planas</text:p>
            <text:p text:style-name="P6"/>
          </table:table-cell>
          <table:covered-table-cell/>
          <table:covered-table-cell/>
          <table:table-cell table:style-name="Table1.A4" office:value-type="string">
            <text:p text:style-name="P2">+</text:p>
          </table:table-cell>
          <table:table-cell table:style-name="Table1.L4" office:value-type="string">
            <text:p text:style-name="P6">Sugalvotas programos darbo pricipas</text:p>
          </table:table-cell>
        </table:table-row>
        <table:table-row table:style-name="Table1.1">
          <table:table-cell table:style-name="Table1.A5" office:value-type="date" office:date-value="2016-02-10">
            <text:p text:style-name="P4">02/10/16</text:p>
          </table:table-cell>
          <table:table-cell table:style-name="Table1.B5" office:value-type="time" office:time-value="PT13H30M00S">
            <text:p text:style-name="P2">01:30:00 PM</text:p>
          </table:table-cell>
          <table:table-cell table:style-name="Table1.B5" table:number-columns-spanned="2" office:value-type="time" office:time-value="PT14H00M00S">
            <text:p text:style-name="P2">02:00:00 PM</text:p>
          </table:table-cell>
          <table:covered-table-cell/>
          <table:table-cell table:style-name="Table1.E6" office:value-type="float" office:value="0">
            <text:p text:style-name="P2">0</text:p>
          </table:table-cell>
          <table:table-cell table:style-name="Table1.A4" office:value-type="string">
            <text:p text:style-name="P2">30 min</text:p>
          </table:table-cell>
          <table:table-cell table:style-name="Table1.A4" office:value-type="string">
            <text:p text:style-name="P6">Programavimas (seno kodo perkėlimas į naują struktūrą)</text:p>
          </table:table-cell>
          <table:table-cell table:style-name="Table1.A4" table:number-columns-spanned="3" office:value-type="string">
            <text:p text:style-name="P2">Perkėlinėju seną double listą ir apsirašau, kaip pritaikysiu jį prioritetinei eilei (headerių aprašinėjimas)</text:p>
            <text:p text:style-name="P2"/>
            <text:p text:style-name="P2">Pavyko perkelti seną kodą, dalis jo nereikalinga ir nepritaikyta</text:p>
          </table:table-cell>
          <table:covered-table-cell/>
          <table:covered-table-cell/>
          <table:table-cell table:style-name="Table1.A4" office:value-type="string">
            <text:p text:style-name="P6">+</text:p>
          </table:table-cell>
          <table:table-cell table:style-name="Table1.L4" office:value-type="string">
            <text:p text:style-name="P6">~150 eilučių kodo perkelta</text:p>
          </table:table-cell>
        </table:table-row>
        <table:table-row table:style-name="Table1.1">
          <table:table-cell table:style-name="Table1.A7" office:value-type="date" office:date-value="2016-02-15">
            <text:p text:style-name="P5">02/15/16</text:p>
          </table:table-cell>
          <table:table-cell table:style-name="Table1.B7" office:value-type="time" office:time-value="PT12H00M00S">
            <text:p text:style-name="P2">12:00:00 PM</text:p>
          </table:table-cell>
          <table:table-cell table:style-name="Table1.B7" table:number-columns-spanned="2" office:value-type="time" office:time-value="PT12H10M00S">
            <text:p text:style-name="P2">12:10:00 PM</text:p>
          </table:table-cell>
          <table:covered-table-cell/>
          <table:table-cell table:style-name="Table1.E7" office:value-type="float" office:value="0">
            <text:p text:style-name="P2">0</text:p>
          </table:table-cell>
          <table:table-cell table:style-name="Table1.E7" office:value-type="float" office:value="10">
            <text:p text:style-name="P2">10</text:p>
          </table:table-cell>
          <table:table-cell table:style-name="Table1.G7" office:value-type="string">
            <text:p text:style-name="P6">Programavimas</text:p>
          </table:table-cell>
          <table:table-cell table:style-name="Table1.G7" table:number-columns-spanned="3" office:value-type="string">
            <text:p text:style-name="P2">Makefile pasirašymas</text:p>
          </table:table-cell>
          <table:covered-table-cell/>
          <table:covered-table-cell/>
          <table:table-cell table:style-name="Table1.G7" office:value-type="string">
            <text:p text:style-name="P6">+</text:p>
          </table:table-cell>
          <table:table-cell table:style-name="Table1.L7" office:value-type="string">
            <text:p text:style-name="P6">Makefile sukurtas</text:p>
          </table:table-cell>
        </table:table-row>
        <table:table-row table:style-name="Table1.1">
          <table:table-cell table:style-name="Table1.A5" office:value-type="date" office:date-value="2016-02-15">
            <text:p text:style-name="P2">02/15/16</text:p>
          </table:table-cell>
          <table:table-cell table:style-name="Table1.B5" office:value-type="time" office:time-value="PT12H10M00S">
            <text:p text:style-name="P6">12:10:00 PM</text:p>
          </table:table-cell>
          <table:table-cell table:style-name="Table1.B5" table:number-columns-spanned="2" office:value-type="time" office:time-value="PT13H25M00S">
            <text:p text:style-name="P2">01:25:00 PM</text:p>
          </table:table-cell>
          <table:covered-table-cell/>
          <table:table-cell table:style-name="Table1.A4" office:value-type="string">
            <text:p text:style-name="P2">10, pašalinių kalbėjimas, dėstytojo kalbos klausymas</text:p>
          </table:table-cell>
          <table:table-cell table:style-name="Table1.A4" office:value-type="string">
            <text:p text:style-name="P2">65 min</text:p>
          </table:table-cell>
          <table:table-cell table:style-name="Table1.A4" office:value-type="string">
            <text:p text:style-name="P2">Programavimas</text:p>
          </table:table-cell>
          <table:table-cell table:style-name="Table1.A4" table:number-columns-spanned="3" office:value-type="string">
            <text:p text:style-name="P2">Sutvarkau seną kodą į naują, įgyvendinu veikimą.</text:p>
            <text:p text:style-name="P2"/>
            <text:p text:style-name="P2">Pavyko sėkingai sukurti veikiačią programą atitinkančią pateiktus reikalavimus</text:p>
          </table:table-cell>
          <table:covered-table-cell/>
          <table:covered-table-cell/>
          <table:table-cell table:style-name="Table1.A4" office:value-type="string">
            <text:p text:style-name="P2">+</text:p>
          </table:table-cell>
          <table:table-cell table:style-name="Table1.L4" office:value-type="string">
            <text:p text:style-name="P6">~200 kodo eilučių</text:p>
          </table:table-cell>
        </table:table-row>
        <table:table-row table:style-name="Table1.1">
          <table:table-cell table:style-name="Table1.A5" office:value-type="date" office:date-value="2016-02-15">
            <text:p text:style-name="P2">02/15/16</text:p>
          </table:table-cell>
          <table:table-cell table:style-name="Table1.B5" office:value-type="time" office:time-value="PT13H25M00S">
            <text:p text:style-name="P2">01:25:00 PM</text:p>
          </table:table-cell>
          <table:table-cell table:style-name="Table1.B5" table:number-columns-spanned="2" office:value-type="time" office:time-value="PT13H40M00S">
            <text:p text:style-name="P2">01:40:00 PM</text:p>
          </table:table-cell>
          <table:covered-table-cell/>
          <table:table-cell table:style-name="Table1.E6" office:value-type="float" office:value="0">
            <text:p text:style-name="P2">0</text:p>
          </table:table-cell>
          <table:table-cell table:style-name="Table1.A4" office:value-type="string">
            <text:p text:style-name="P2">10 min</text:p>
          </table:table-cell>
          <table:table-cell table:style-name="Table1.A4" office:value-type="string">
            <text:p text:style-name="P2">Testavimas</text:p>
          </table:table-cell>
          <table:table-cell table:style-name="Table1.A4" table:number-columns-spanned="3" office:value-type="string">
            <text:p text:style-name="P2">Ištestuoju, ar gerai veikia programos principas + pasirašau debuginimo įrankius.</text:p>
          </table:table-cell>
          <table:covered-table-cell/>
          <table:covered-table-cell/>
          <table:table-cell table:style-name="Table1.A4" office:value-type="string">
            <text:p text:style-name="P2">+</text:p>
          </table:table-cell>
          <table:table-cell table:style-name="Table1.L4" office:value-type="string">
            <text:p text:style-name="P2">Aptikta viena klaida ir ji ištaisyta.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fo:text-align="center" style:justify-single-word="false" fo:keep-with-next="always"/>
      <style:text-properties style:font-name="Arial" fo:font-size="14pt" fo:language="lt" fo:country="L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fo:text-align="center" style:justify-single-word="false" fo:keep-with-next="always"/>
      <style:text-properties style:font-name="Arial" fo:font-size="13pt" fo:language="lt" fo:country="L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size="12pt" fo:language="lt" fo:country="LT" style:font-name-asian="Times New Roman" style:font-size-asian="12pt" style:font-name-complex="Times New Roman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language="zxx" fo:country="none" style:language-asian="zxx" style:country-asian="none" style:font-name-complex="Courier New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zxx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aiko fiksavimo forma</dc:title>
    <meta:initial-creator>Saulius</meta:initial-creator>
    <meta:creation-date>2003-02-03T22:18:00</meta:creation-date>
    <dc:creator>Gytis Vinclovas</dc:creator>
    <dc:date>2016-02-17T10:40:16</dc:date>
    <meta:print-date>2003-02-03T22:26:00</meta:print-date>
    <meta:editing-cycles>5</meta:editing-cycles>
    <meta:editing-duration>PT12M11S</meta:editing-duration>
    <meta:generator>OpenOffice/4.1.1$Unix OpenOffice.org_project/411m6$Build-9775</meta:generator>
    <meta:document-statistic meta:table-count="1" meta:image-count="0" meta:object-count="0" meta:page-count="2" meta:paragraph-count="63" meta:word-count="152" meta:character-count="1019"/>
  </office:meta>
</office:document-meta>
</file>